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27C000002BB94C7F301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Configurations2/progressba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statusbar/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0.826cm" svg:height="0.83cm" svg:x="1.78cm" svg:y="1.6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.018cm" svg:height="0.83cm" svg:x="6.15cm" svg:y="0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82cm" svg:height="0.83cm" svg:x="4.48cm" svg:y="4.2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125cm" svg:height="0.725cm" svg:x="0.55cm" svg:y="5.275cm">
          <draw:text-box>
            <text:p><text:span text:style-name="T1">1</text:span></text:p>
          </draw:text-box>
        </draw:frame>
        <draw:frame draw:style-name="gr2" draw:text-style-name="P1" draw:layer="layout" svg:width="1.125cm" svg:height="0.725cm" svg:x="4.45cm" svg:y="0.3cm">
          <draw:text-box>
            <text:p><text:span text:style-name="T1">3</text:span></text:p>
          </draw:text-box>
        </draw:frame>
        <draw:frame draw:style-name="gr2" draw:text-style-name="P1" draw:layer="layout" svg:width="1.125cm" svg:height="0.725cm" svg:x="7.95cm" svg:y="2.75cm">
          <draw:text-box>
            <text:p><text:span text:style-name="T1">2</text:span></text:p>
          </draw:text-box>
        </draw:frame>
        <draw:frame draw:style-name="gr3" draw:text-style-name="P2" draw:layer="layout" svg:width="0.775cm" svg:height="0.896cm" svg:x="3.85cm" svg:y="0.4cm">
          <draw:image xlink:href="Pictures/100000000000027C000002BB94C7F301.png" xlink:type="simple" xlink:show="embed" xlink:actuate="onLoad">
            <text:p/>
          </draw:image>
        </draw:frame>
        <draw:line draw:style-name="gr4" draw:text-style-name="P2" draw:layer="layout" svg:x1="0.425cm" svg:y1="5.55cm" svg:x2="8.125cm" svg:y2="2.675cm">
          <text:p/>
        </draw:line>
        <draw:frame draw:style-name="gr3" draw:text-style-name="P2" draw:layer="layout" svg:width="0.775cm" svg:height="0.896cm" svg:x="8.125cm" svg:y="2.004cm">
          <draw:image xlink:href="Pictures/100000000000027C000002BB94C7F301.png" xlink:type="simple" xlink:show="embed" xlink:actuate="onLoad">
            <text:p/>
          </draw:image>
        </draw:frame>
        <draw:line draw:style-name="gr4" draw:text-style-name="P2" draw:layer="layout" svg:x1="4.7cm" svg:y1="0.95cm" svg:x2="8.175cm" svg:y2="2.375cm">
          <text:p/>
        </draw:line>
        <draw:frame draw:style-name="gr3" draw:text-style-name="P2" draw:layer="layout" svg:width="0.775cm" svg:height="0.896cm" svg:x="0.025cm" svg:y="4.925cm">
          <draw:image xlink:href="Pictures/100000000000027C000002BB94C7F301.png" xlink:type="simple" xlink:show="embed" xlink:actuate="onLoad">
            <text:p/>
          </draw:image>
        </draw:frame>
        <draw:line draw:style-name="gr4" draw:text-style-name="P2" draw:layer="layout" svg:x1="0.675cm" svg:y1="5.075cm" svg:x2="3.95cm" svg:y2="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0.3cm" fo:margin-left="0.3cm" fo:margin-right="0.3cm" fo:page-width="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taly </meta:initial-creator>
    <meta:creation-date>2013-06-04T11:48:51</meta:creation-date>
    <dc:date>2013-06-04T16:51:47</dc:date>
    <dc:creator>Nataly </dc:creator>
    <meta:editing-duration>PT00H45M33S</meta:editing-duration>
    <meta:editing-cycles>12</meta:editing-cycles>
    <meta:generator>OpenOffice.org/3.2$Unix OpenOffice.org_project/320m12$Build-9483</meta:generator>
    <meta:document-statistic meta:object-count="12"/>
  </office:meta>
</office:document-meta>
</file>

<file path=Object 1/content.xml><?xml version="1.0" encoding="utf-8"?>
<math xmlns="http://www.w3.org/1998/Math/MathML">
  <semantics>
    <mover accent="true">
      <msub>
        <mi>r</mi>
        <mn>3</mn>
      </msub>
      <mo stretchy="false">→</mo>
    </mover>
    <annotation encoding="StarMath 5.0">vec r_{3} </annotation>
  </semantics>
</math>
</file>

<file path=Object 2/content.xml><?xml version="1.0" encoding="utf-8"?>
<math xmlns="http://www.w3.org/1998/Math/MathML">
  <semantics>
    <mover accent="true">
      <msub>
        <mi>r</mi>
        <mn>23</mn>
      </msub>
      <mo stretchy="false">→</mo>
    </mover>
    <annotation encoding="StarMath 5.0">vec r_{23} </annotation>
  </semantics>
</math>
</file>

<file path=Object 3/content.xml><?xml version="1.0" encoding="utf-8"?>
<math xmlns="http://www.w3.org/1998/Math/MathML">
  <semantics>
    <mover accent="true">
      <msub>
        <mi>r</mi>
        <mn>2</mn>
      </msub>
      <mo stretchy="false">→</mo>
    </mover>
    <annotation encoding="StarMath 5.0">vec r_{2} </annotation>
  </semantics>
</math>
</file>